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4" draw:layer="layout" svg:width="5.5cm" svg:height="2cm" svg:x="7.75cm" svg:y="9.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5.5cm" svg:height="2cm" svg:x="14.5cm" svg:y="1cm">
          <text:p text:style-name="P1">hresQualifica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5cm" svg:height="2cm" svg:x="1cm" svg:y="1cm">
          <text:p text:style-name="P1">hresSettore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7.25cm" svg:height="4cm" svg:x="6.875cm" svg:y="2.9cm">
          <text:p text:style-name="P1">hresClassificaz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7.25cm" svg:y1="3cm" svg:x2="14.125cm" svg:y2="4.899cm" draw:start-shape="id1" draw:start-glue-point="2" draw:end-shape="id2" draw:end-glue-point="7">
          <text:p text:style-name="P3"/>
        </draw:connector>
        <draw:connector draw:style-name="gr3" draw:text-style-name="P2" draw:layer="layout" svg:x1="3.75cm" svg:y1="1cm" svg:x2="3.75cm" svg:y2="1cm" draw:start-shape="id3" draw:start-glue-point="0" draw:end-shape="id3" draw:end-glue-point="0">
          <text:p text:style-name="P3"/>
        </draw:connector>
        <draw:connector draw:style-name="gr2" draw:text-style-name="P2" draw:layer="layout" svg:x1="3.75cm" svg:y1="3cm" svg:x2="6.875cm" svg:y2="4.9cm" draw:start-shape="id3" draw:start-glue-point="2" draw:end-shape="id2">
          <text:p text:style-name="P3"/>
        </draw:connector>
        <draw:frame draw:style-name="gr4" draw:text-style-name="P4" draw:layer="layout" svg:width="6.018cm" svg:height="0.903cm" svg:x="0.982cm" svg:y="5cm">
          <draw:text-box>
            <text:p text:style-name="P3"><text:span text:style-name="T1">settore di afferenza</text:span></text:p>
          </draw:text-box>
        </draw:frame>
        <draw:frame draw:style-name="gr4" draw:text-style-name="P4" draw:layer="layout" svg:width="6.818cm" svg:height="0.903cm" svg:x="13.5cm" svg:y="4.991cm">
          <draw:text-box>
            <text:p text:style-name="P3"><text:span text:style-name="T1">qualifica professionale</text:span></text:p>
          </draw:text-box>
        </draw:frame>
        <draw:connector draw:style-name="gr2" draw:text-style-name="P2" draw:layer="layout" svg:x1="10.499cm" svg:y1="6.898cm" svg:x2="10.5cm" svg:y2="9.1cm" draw:start-shape="id2" draw:start-glue-point="6" draw:end-shape="id4" draw:end-glue-point="0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3-29T23:24:40</meta:creation-date>
    <dc:date>2008-03-30T00:14:28</dc:date>
    <dc:language>it-IT</dc:language>
    <meta:editing-cycles>5</meta:editing-cycles>
    <meta:editing-duration>PT19M12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